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70dc" officeooo:paragraph-rsid="004470d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70dc" officeooo:paragraph-rsid="004de90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d7af" officeooo:paragraph-rsid="0066fb9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2e7967" officeooo:paragraph-rsid="002e796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314e55" officeooo:paragraph-rsid="00314e5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35ad10" officeooo:paragraph-rsid="0035ad1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3ad021" officeooo:paragraph-rsid="003ad02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3ad021" officeooo:paragraph-rsid="0046bc3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4470dc" officeooo:paragraph-rsid="003ad02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4865ab" officeooo:paragraph-rsid="004865a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4a8b83" officeooo:paragraph-rsid="004a8b8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4a8b83" officeooo:paragraph-rsid="004b3d7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5403ee" officeooo:paragraph-rsid="005403e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14e55" officeooo:paragraph-rsid="00314e5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4pt" style:text-underline-style="none" fo:font-weight="bold" officeooo:rsid="002e7967" officeooo:paragraph-rsid="002e7967" style:font-size-asian="21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4pt" style:text-underline-style="none" fo:font-weight="bold" officeooo:rsid="003a1ad6" officeooo:paragraph-rsid="003a1ad6" style:font-size-asian="21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cc967" officeooo:paragraph-rsid="002cc967" style:font-size-asian="21pt" style:font-weight-asian="bold" style:font-size-complex="2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03a1ad6" style:font-size-asian="21pt" style:font-weight-asian="bold" style:font-size-complex="2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bc3a" officeooo:paragraph-rsid="0046bc3a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Liberation Serif" fo:font-size="24pt" fo:font-weight="bold" officeooo:rsid="003c8729" officeooo:paragraph-rsid="003c8729" style:font-size-asian="21pt" style:font-weight-asian="bold" style:font-size-complex="24pt" style:font-weight-complex="bold"/>
    </style:style>
    <style:style style:name="P23" style:family="paragraph" style:parent-style-name="Text_20_body">
      <style:text-properties style:font-name="Liberation Serif" fo:font-size="12pt" fo:font-weight="normal" officeooo:rsid="003c8729" officeooo:paragraph-rsid="003c8729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style:font-name="Liberation Serif" fo:font-size="12pt" fo:font-weight="normal" officeooo:rsid="0046bc3a" officeooo:paragraph-rsid="0046bc3a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style:font-name="Liberation Serif" fo:font-size="12pt" fo:font-weight="normal" officeooo:rsid="004865ab" officeooo:paragraph-rsid="004865a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e50a8" style:font-size-asian="21pt" style:font-weight-asian="bold" style:font-size-complex="2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4pt" style:text-underline-style="none" fo:font-weight="bold" officeooo:rsid="003a1ad6" officeooo:paragraph-rsid="003a1ad6" style:font-size-asian="21pt" style:font-weight-asian="bold" style:font-size-complex="24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2e50a8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7967" officeooo:paragraph-rsid="002e796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6be5" officeooo:paragraph-rsid="002e796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d021" officeooo:paragraph-rsid="003ad02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bold" officeooo:rsid="00314e55" officeooo:paragraph-rsid="00314e5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bold" officeooo:rsid="003ad021" officeooo:paragraph-rsid="003ad021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4de900" officeooo:paragraph-rsid="004de900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66fb93" officeooo:paragraph-rsid="0066fb93" style:font-size-asian="12pt" style:font-weight-asian="bold" style:font-size-complex="12pt" style:font-weight-complex="bold"/>
    </style:style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d021" officeooo:paragraph-rsid="003ad021" style:font-size-asian="24pt" style:font-weight-asian="bold" style:font-size-complex="24pt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size="24pt" style:text-underline-style="none" fo:font-weight="bold" officeooo:rsid="003c8729" officeooo:paragraph-rsid="003c8729" style:font-size-asian="24pt" style:font-weight-asian="bold" style:font-size-complex="24pt" style:font-weight-complex="bold"/>
    </style:style>
    <style:style style:name="P40" style:family="paragraph" style:parent-style-name="Text_20_body" style:list-style-name="L4">
      <style:text-properties style:font-name="Liberation Serif"/>
    </style:style>
    <style:style style:name="P41" style:family="paragraph" style:parent-style-name="Text_20_body" style:list-style-name="L2">
      <style:paragraph-properties fo:margin-top="0cm" fo:margin-bottom="0cm" loext:contextual-spacing="false"/>
    </style:style>
    <style:style style:name="P42" style:family="paragraph" style:parent-style-name="Text_20_body" style:list-style-name="L3">
      <style:paragraph-properties fo:margin-top="0cm" fo:margin-bottom="0cm" loext:contextual-spacing="false"/>
    </style:style>
    <style:style style:name="P43" style:family="paragraph" style:parent-style-name="Text_20_body" style:list-style-name="L4">
      <style:paragraph-properties fo:margin-top="0cm" fo:margin-bottom="0cm" loext:contextual-spacing="false"/>
      <style:text-properties style:font-name="Liberation Serif"/>
    </style:style>
    <style:style style:name="P44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6be5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ba6f5" style:font-weight-asian="bold" style:font-weight-complex="bold"/>
    </style:style>
    <style:style style:name="T5" style:family="text">
      <style:text-properties style:text-underline-style="none" fo:font-weight="bold" officeooo:rsid="003ad021" style:font-weight-asian="bold" style:font-weight-complex="bold"/>
    </style:style>
    <style:style style:name="T6" style:family="text">
      <style:text-properties style:font-name="Liberation Serif"/>
    </style:style>
    <style:style style:name="T7" style:family="text">
      <style:text-properties officeooo:rsid="004865ab"/>
    </style:style>
    <style:style style:name="T8" style:family="text">
      <style:text-properties officeooo:rsid="004b3d7d"/>
    </style:style>
    <style:style style:name="T9" style:family="text">
      <style:text-properties officeooo:rsid="00552c6c"/>
    </style:style>
    <style:style style:name="T10" style:family="text">
      <style:text-properties officeooo:rsid="0056fce4"/>
    </style:style>
    <style:style style:name="T11" style:family="text">
      <style:text-properties officeooo:rsid="005f66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AY 1 GIT</text:p>
      <text:p text:style-name="P16"/>
      <text:p text:style-name="P19">Assignment 1</text:p>
      <text:p text:style-name="P26">Q - </text:p>
      <text:list xml:id="list3850438712712107010" text:style-name="L1">
        <text:list-item>
          <text:p text:style-name="P28">Initialize a directory as git repository. </text:p>
        </text:list-item>
      </text:list>
      <text:list xml:id="list7887768933402104517" text:style-name="L2">
        <text:list-item>
          <text:p text:style-name="P41">Create a blank files like a.txt, b.txt. </text:p>
        </text:list-item>
        <text:list-item>
          <text:p text:style-name="P41">Write "Hi Team Ninja" into a.txt </text:p>
        </text:list-item>
        <text:list-item>
          <text:p text:style-name="P41">Write "This is VCS:Git" into b.txt </text:p>
        </text:list-item>
        <text:list-item>
          <text:p text:style-name="P41">Set git config variables. </text:p>
        </text:list-item>
        <text:list-item>
          <text:p text:style-name="P41">Commit both files. </text:p>
        </text:list-item>
        <text:list-item>
          <text:p text:style-name="P41">Create a branch <text:span text:style-name="Strong_20_Emphasis">ninja</text:span> </text:p>
        </text:list-item>
        <text:list-item>
          <text:p text:style-name="P41">Switch into branch <text:span text:style-name="Strong_20_Emphasis">ninja</text:span> </text:p>
        </text:list-item>
        <text:list-item>
          <text:p text:style-name="P41">Update file b.txt with ""This is VCS:Git. This is ninja branch" </text:p>
        </text:list-item>
        <text:list-item>
          <text:p text:style-name="P41">Check for the difference made in the file. </text:p>
        </text:list-item>
        <text:list-item>
          <text:p text:style-name="P41">Commit your changes in ninja branch. </text:p>
        </text:list-item>
        <text:list-item>
          <text:p text:style-name="P41">Check difference between last two commits. </text:p>
        </text:list-item>
        <text:list-item>
          <text:p text:style-name="P41">Rename your file b.txt to c.txt </text:p>
        </text:list-item>
        <text:list-item>
          <text:p text:style-name="P41">Commit your changes. </text:p>
        </text:list-item>
        <text:list-item>
          <text:p text:style-name="P41">Remove file c.txt. </text:p>
        </text:list-item>
        <text:list-item>
          <text:p text:style-name="P41">Commit your changes. </text:p>
        </text:list-item>
        <text:list-item>
          <text:p text:style-name="P41">Create a file text.txt and add it. </text:p>
        </text:list-item>
        <text:list-item>
          <text:p text:style-name="P36">Remove it from the staging area. 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A - </text:p>
      <text:p text:style-name="P29"># mkdir test</text:p>
      <text:p text:style-name="P4"><text:span text:style-name="T1"># </text:span><text:span text:style-name="T2">cd test</text:span></text:p>
      <text:p text:style-name="P4"><text:span text:style-name="T1"># </text:span><text:span text:style-name="T2">git init</text:span></text:p>
      <text:p text:style-name="P4"><text:span text:style-name="T1"># </text:span><text:span text:style-name="T2">ls -al</text:span></text:p>
      <text:p text:style-name="P4"><text:span text:style-name="T1">#</text:span><text:span text:style-name="T2"> touch a.txt b.txt</text:span></text:p>
      <text:p text:style-name="P4"><text:span text:style-name="T1"># </text:span><text:span text:style-name="T2">echo “Hi Team Ninja” &gt; a.txt</text:span></text:p>
      <text:p text:style-name="P6"><text:span text:style-name="T2"># </text:span><text:span text:style-name="T1">echo “This is VCS:Git” &gt; b.txt</text:span></text:p>
      <text:p text:style-name="P4"><text:span text:style-name="T1"># </text:span><text:span text:style-name="T2">git config - -global user.name “lovedeepsh”</text:span></text:p>
      <text:p text:style-name="P4"><text:span text:style-name="T1"># </text:span><text:span text:style-name="T2">git config - -global user.email </text:span><text:a xlink:type="simple" xlink:href="mailto:lovedeeps789@gmail.com" text:style-name="Internet_20_link" text:visited-style-name="Visited_20_Internet_20_Link"><text:span text:style-name="T2">lovedeeps789@gmail.com</text:span></text:a></text:p>
      <text:p text:style-name="P4"><text:span text:style-name="T1"># </text:span><text:span text:style-name="T2">git add -A</text:span></text:p>
      <text:p text:style-name="P4"><text:span text:style-name="T1"># </text:span><text:span text:style-name="T2">git status</text:span></text:p>
      <text:p text:style-name="P4"><text:span text:style-name="T1"># </text:span><text:span text:style-name="T2">git commit -m “1st assignment”</text:span></text:p>
      <text:p text:style-name="P4"><text:span text:style-name="T1"># </text:span><text:span text:style-name="T2">git log</text:span></text:p>
      <text:p text:style-name="P4"><text:span text:style-name="T1"># </text:span><text:span text:style-name="T2">git branch ninja</text:span></text:p>
      <text:p text:style-name="P4"><text:span text:style-name="T1"># </text:span><text:span text:style-name="T2">git checkout ninja</text:span></text:p>
      <text:p text:style-name="P4"><text:span text:style-name="T1"># </text:span><text:span text:style-name="T2">echo “This is VCS:Git. This is ninja branch” &gt; b.txt</text:span></text:p>
      <text:p text:style-name="P4"><text:span text:style-name="T1"># </text:span><text:span text:style-name="T2">git diff</text:span></text:p>
      <text:p text:style-name="P4"><text:span text:style-name="T1"># </text:span><text:span text:style-name="T2">git status</text:span></text:p>
      <text:p text:style-name="P4"><text:span text:style-name="T1"># </text:span><text:span text:style-name="T2">git add -A</text:span></text:p>
      <text:p text:style-name="P4"><text:span text:style-name="T1"># </text:span><text:span text:style-name="T2">git commit -m “2nd commt”</text:span></text:p>
      <text:p text:style-name="P4"><text:span text:style-name="T1"># </text:span><text:span text:style-name="T2">git log</text:span></text:p>
      <text:p text:style-name="P4"><text:span text:style-name="T1"># </text:span><text:span text:style-name="T2">git diff 2a7465..3fc7527</text:span></text:p>
      <text:p text:style-name="P4"><text:span text:style-name="T1"># </text:span><text:span text:style-name="T2">mv b.txt c.txt</text:span></text:p>
      <text:p text:style-name="P4"><text:span text:style-name="T1"># </text:span><text:span text:style-name="T2">git add -A</text:span></text:p>
      <text:p text:style-name="P4"><text:span text:style-name="T1"># </text:span><text:span text:style-name="T2">git status</text:span></text:p>
      <text:p text:style-name="P4"><text:span text:style-name="T1"># </text:span><text:span text:style-name="T2">git commit -m “rename b.txt c.txt”</text:span></text:p>
      <text:p text:style-name="P4"><text:span text:style-name="T1"># </text:span><text:span text:style-name="T2">git log</text:span></text:p>
      <text:p text:style-name="P4"><text:span text:style-name="T1"># </text:span><text:span text:style-name="T2">rm c.txt</text:span></text:p>
      <text:p text:style-name="P4"><text:span text:style-name="T1"># </text:span><text:span text:style-name="T2">git add -A</text:span></text:p>
      <text:p text:style-name="P4"><text:span text:style-name="T1"># </text:span><text:span text:style-name="T2">git commit -m “deleted file c.txt”</text:span></text:p>
      <text:p text:style-name="P4"><text:span text:style-name="T1"># </text:span><text:span text:style-name="T2">git log</text:span></text:p>
      <text:p text:style-name="P4"><text:span text:style-name="T1"># </text:span><text:span text:style-name="T2">touch text.txt</text:span></text:p>
      <text:p text:style-name="P4"><text:span text:style-name="T1"># </text:span><text:span text:style-name="T2">git add text.txt</text:span></text:p>
      <text:p text:style-name="P4"><text:span text:style-name="T1"># </text:span><text:span text:style-name="T2">git reset HEAD text.txt</text:span></text:p>
      <text:p text:style-name="P3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Final output of my git log</text:p>
      <text:p text:style-name="P14"/>
      <text:p text:style-name="P5">commit 079f9e4c70bef7c0ae79c54e907f10398b29f071</text:p>
      <text:p text:style-name="P5">Author: lovedeepsh &lt;lovedeeps789@gmail.com&gt;</text:p>
      <text:p text:style-name="P5">Date: <text:s text:c="2"/>Mon May 28 05:34:46 2018 +0000</text:p>
      <text:p text:style-name="P5"/>
      <text:p text:style-name="P5"><text:s text:c="4"/>deleted file c.txt</text:p>
      <text:p text:style-name="P5"/>
      <text:p text:style-name="P5">commit 848ddb49bf038ad7e5dff89ed7aec9687b7281de</text:p>
      <text:p text:style-name="P5">Author: lovedeepsh &lt;lovedeeps789@gmail.com&gt;</text:p>
      <text:p text:style-name="P5">Date: <text:s text:c="2"/>Mon May 28 05:33:32 2018 +0000</text:p>
      <text:p text:style-name="P5"/>
      <text:p text:style-name="P5"><text:s text:c="4"/>rename b.txt c.txt</text:p>
      <text:p text:style-name="P5"/>
      <text:p text:style-name="P5">commit 3fc7527f10a31535990180ad8dde915dd4b9abaf</text:p>
      <text:p text:style-name="P5">Author: lovedeepsh &lt;lovedeeps789@gmail.com&gt;</text:p>
      <text:p text:style-name="P5">Date: <text:s text:c="2"/>Mon May 28 05:26:50 2018 +0000</text:p>
      <text:p text:style-name="P5"/>
      <text:p text:style-name="P5"><text:s text:c="4"/>2nd commt</text:p>
      <text:p text:style-name="P5"/>
      <text:p text:style-name="P5">commit 2a74650487db7ec25bb6826573aa232a490213ea</text:p>
      <text:p text:style-name="P5">Author: lovedeepsh &lt;lovedeeps789@gmail.com&gt;</text:p>
      <text:p text:style-name="P5">Date: <text:s text:c="2"/>Mon May 28 05:20:18 2018 +0000</text:p>
      <text:p text:style-name="P5"/>
      <text:p text:style-name="P5"><text:s text:c="4"/>1st assignment</text:p>
      <text:p text:style-name="P5">:</text:p>
      <text:p text:style-name="P5"/>
      <text:p text:style-name="P5"/>
      <text:p text:style-name="P29"/>
      <text:p text:style-name="P20">Assignment 2</text:p>
      <text:p text:style-name="P18">Q -</text:p>
      <text:list xml:id="list2964554483592768686" text:style-name="L3">
        <text:list-item>
          <text:p text:style-name="P42">Create a account on github.com. </text:p>
        </text:list-item>
        <text:list-item>
          <text:p text:style-name="P42">Fork <text:span text:style-name="T10">ot-training/git</text:span>repo into your account. </text:p>
        </text:list-item>
        <text:list-item>
          <text:p text:style-name="P37">Clone your repo into your machine. </text:p>
        </text:list-item>
      </text:list>
      <text:p text:style-name="P18">A - </text:p>
      <text:p text:style-name="P31">=&gt; Account created on github.com and the ssh key also been added to account for secure push.</text:p>
      <text:p text:style-name="P31">=&gt; Forked by clicking on the Fork button on the extreme right. And got it as lovedeepsh/jenkins.</text:p>
      <text:p text:style-name="P31">=&gt; cloned the lovedeepsh/jenkins repo in vagrant.</text:p>
      <text:p text:style-name="P7"># mkdir fork<text:span text:style-name="T10">git</text:span></text:p>
      <text:p text:style-name="P7"># cd fork<text:span text:style-name="T10">git</text:span></text:p>
      <text:p text:style-name="P7"># git clone https://github.com/lovedeepsh/git.git</text:p>
      <text:p text:style-name="P7"/>
      <text:p text:style-name="P9"/>
      <text:p text:style-name="P7"/>
      <text:p text:style-name="P7"/>
      <text:p text:style-name="P7"/>
      <text:p text:style-name="P7"/>
      <text:p text:style-name="P7"><text:soft-page-break/></text:p>
      <text:p text:style-name="P38">Assignment 3</text:p>
      <text:p text:style-name="P39">Q -</text:p>
      <text:list xml:id="list2608444300495159064" text:style-name="L4">
        <text:list-item>
          <text:p text:style-name="P43">Clone your repo into your machine. </text:p>
        </text:list-item>
        <text:list-item>
          <text:p text:style-name="P44"><text:span text:style-name="T6">Add a file to the attendees directory that describes you (ex. filename wouild be your name like </text:span><text:span text:style-name="Emphasis"><text:span text:style-name="T6">saurabh.vajpayee.txt</text:span></text:span><text:span text:style-name="T6">). </text:span></text:p>
        </text:list-item>
        <text:list-item>
          <text:p text:style-name="P43">Commit your changes. Write a meaningful message like "Added information about YOUR NAME HERE." </text:p>
        </text:list-item>
        <text:list-item>
          <text:p text:style-name="P43">Save your changes into remote repo. </text:p>
        </text:list-item>
        <text:list-item>
          <text:p text:style-name="P43">Check list of changes in your repo. </text:p>
        </text:list-item>
        <text:list-item>
          <text:p text:style-name="P40">Add your name into attendees/assignments/day1/attendees.md </text:p>
        </text:list-item>
      </text:list>
      <text:p text:style-name="P22">A -</text:p>
      <text:p text:style-name="P24">=&gt; Repo cloned by me in forkjen directory</text:p>
      <text:p text:style-name="P8"># cd forkjen</text:p>
      <text:p text:style-name="P21"><text:span text:style-name="T5"># git clone </text:span>https://github.com/lovedeepsh/jenkins.git</text:p>
      <text:p text:style-name="P23"/>
      <text:p text:style-name="P25">=&gt; <text:span text:style-name="T3"># cd </text:span><text:span text:style-name="T4">git</text:span></text:p>
      <text:p text:style-name="P7"><text:s text:c="5"/><text:span text:style-name="T7"># touch lovedeep.txt</text:span></text:p>
      <text:p text:style-name="P7"><text:s text:c="5"/><text:span text:style-name="T7"># git add lovedeep.txt</text:span></text:p>
      <text:p text:style-name="P7"><text:s text:c="5"/><text:span text:style-name="T7"># git commit -m “Added Information about LOVEDEEP SHARMA”</text:span></text:p>
      <text:p text:style-name="P7"><text:s text:c="5"/><text:span text:style-name="T7"># git log</text:span></text:p>
      <text:p text:style-name="P7"/>
      <text:p text:style-name="P11">=&gt;</text:p>
      <text:p text:style-name="P7"><text:s text:c="5"/><text:span text:style-name="T7"># git push origin master</text:span></text:p>
      <text:p text:style-name="P10">output :- username - *******</text:p>
      <text:p text:style-name="P10"><text:s text:c="16"/>password - *******</text:p>
      <text:p text:style-name="P10"/>
      <text:p text:style-name="P12">=&gt; <text:span text:style-name="T8"># git diff f1ff55..ece6e8</text:span></text:p>
      <text:p text:style-name="P34">output :- </text:p>
      <text:p text:style-name="P2">diff --git a/<text:span text:style-name="T11">attendees/</text:span>lovedeep.txt b/attendees/lovedeep.txt</text:p>
      <text:p text:style-name="P1">new file mode 100644</text:p>
      <text:p text:style-name="P1">index 0000000..e69de29</text:p>
      <text:p text:style-name="P13">Therefore a file name lovedeep.txt added in attendees directory <text:span text:style-name="T9">in the repo</text:span>.</text:p>
      <text:p text:style-name="P13"/>
      <text:p text:style-name="P3">=&gt; </text:p>
      <text:p text:style-name="P35"># cd /forkget/git/attendees/assignments/day1</text:p>
      <text:p text:style-name="P35"># cat “LOVEDEEP SHARMA” &gt; attendees.md</text:p>
      <text:p text:style-name="P35"># git add -A</text:p>
      <text:p text:style-name="P35"># git commit -m “Added my name in attendees.md file”</text:p>
      <text:p text:style-name="P35"># git push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5-28T13:00:33.149721056</dc:date>
    <meta:editing-duration>PT6H57M4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4" meta:paragraph-count="119" meta:word-count="598" meta:character-count="3513" meta:non-whitespace-character-count="2965"/>
  </office:meta>
</office:document-meta>
</file>